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must be the change in terrain that Viola
told us about.</text:p>
          </table:table-cell>
          <table:table-cell table:number-columns-repeated="1020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is place! This is insane!!</text:p>
          </table:table-cell>
          <table:table-cell table:number-columns-repeated="1020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 office:value-type="string">
            <text:p>It's like we've stepped into another dimension!!</text:p>
          </table:table-cell>
          <table:table-cell table:number-columns-repeated="1020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eeling an astounding amount of Magical
power from below us...</text:p>
          </table:table-cell>
          <table:table-cell table:number-columns-repeated="1020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making me feel all light-headed...</text:p>
          </table:table-cell>
          <table:table-cell table:number-columns-repeated="1020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probably not far off the mark callin'
this another dimension, Hamu-chan.</text:p>
          </table:table-cell>
          <table:table-cell table:number-columns-repeated="1020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 office:value-type="string">
            <text:p>All this Magic and this wide-open space is givin'
me this weird, far-off feeling that I can't
really put my finger on.</text:p>
          </table:table-cell>
          <table:table-cell table:number-columns-repeated="1020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great amount of Magical power flowed into
this world in such a short span of time, so I
would not be surprised to see any bizarre
effects on the area around us.</text:p>
          </table:table-cell>
          <table:table-cell table:number-columns-repeated="1020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 office:value-type="string">
            <text:p>I cannot imagine what kind of terrain we may
face up ahead...</text:p>
          </table:table-cell>
          <table:table-cell table:number-columns-repeated="1020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ever, let's just Gooo!</text:p>
          </table:table-cell>
          <table:table-cell table:number-columns-repeated="1020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 office:value-type="string">
            <text:p>We won't get anywhere by stayin' here, Riiight?</text:p>
          </table:table-cell>
          <table:table-cell table:number-columns-repeated="1020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 office:value-type="string">
            <text:p>We're in enemy territory, now. Stay on your
guard.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's out of energy. It won't reactivate until
you first leave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